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/>
    </style:style>
    <style:style style:name="T2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bold" style:font-weight-asian="bold" style:font-weight-complex="bold"/>
    </style:style>
    <style:style style:name="T3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normal" style:font-weight-asian="normal" style:font-weight-complex="normal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0"/>
        <table:table-column table:style-name="co2" table:default-cell-style-name="ce13"/>
        <table:table-column table:style-name="co3" table:default-cell-style-name="ce65"/>
        <table:table-column table:style-name="co4" table:default-cell-style-name="ce50"/>
        <table:table-column table:style-name="co5" table:default-cell-style-name="ce13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Atender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 y se haya designado la hora y fecha de la audiencia, pudiendo el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Conciliador ingresar a la sala de Audiencia hasta 5 minutos antes de la hora especificada. Dirigirse a la pestaña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“Casos Conciliación”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contará la Audiencia permitiendo el registro de hasta 3 Audiencias máximo bajo condiciones normales,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en el caso contrario de ser atendida la Audiencia como consecuencia de una suspensión podrá realizarse 3 máximo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hasta la conclusión con el documento Acta de Audiencia o la emisión de un Dictamen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67" office:value-type="date" office:date-value="2019-10-20" calcext:value-type="date">
            <text:p>20/10/19</text:p>
          </table:table-cell>
          <table:table-cell table:style-name="ce41" office:value-type="string" calcext:value-type="string">
            <text:p>Versión:</text:p>
          </table:table-cell>
          <table:table-cell table:style-name="ce69" office:value-type="string" calcext:value-type="string">
            <text:p>V 1,0</text:p>
          </table:table-cell>
        </table:table-row>
        <table:table-row table:style-name="ro2">
          <table:table-cell table:style-name="ce42" office:value-type="string" calcext:value-type="string" table:number-columns-spanned="6" table:number-rows-spanned="1">
            <text:p>Proposito:</text:p>
          </table:table-cell>
          <table:covered-table-cell table:style-name="ce14"/>
          <table:covered-table-cell table:number-columns-repeated="4" table:style-name="ce57"/>
        </table:table-row>
        <table:table-row table:style-name="ro2">
          <table:table-cell table:style-name="ce43" office:value-type="string" calcext:value-type="string" table:number-columns-spanned="6" table:number-rows-spanned="1">
            <text:p>Se describen los pasos para que un Conciliador atienda a la Audiencia propia de un proceso de Conciliación</text:p>
          </table:table-cell>
          <table:covered-table-cell table:style-name="ce14"/>
          <table:covered-table-cell table:number-columns-repeated="4" table:style-name="ce57"/>
        </table:table-row>
        <table:table-row table:style-name="ro2">
          <table:table-cell table:style-name="ce42" office:value-type="string" calcext:value-type="string" table:number-columns-spanned="6" table:number-rows-spanned="1">
            <text:p>Resumen:</text:p>
          </table:table-cell>
          <table:covered-table-cell table:style-name="ce14"/>
          <table:covered-table-cell table:number-columns-repeated="4" table:style-name="ce57"/>
        </table:table-row>
        <table:table-row table:style-name="ro2">
          <table:table-cell table:style-name="ce46" office:value-type="string" calcext:value-type="string" table:number-columns-spanned="6" table:number-rows-spanned="1">
            <text:p><text:span text:style-name="T1">El Conciliador seleccionará el caso con estado </text:span><text:span text:style-name="T2">Activo </text:span><text:span text:style-name="T3">y escogerá “Abrir Caso”, dentro de la pestaña pulsará la opción “Atender Audiencia”.</text:span>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opción que solo se activará hasta 5 minutos antes de la cita especificada. El sistema mostrará una pestaña que será una sala de Audiencia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en la cual se mostrarán las partes activas conectadas, opciones con respecto a la Audiencia: “Levantar Acta de Audiencia”, “Emitir Dicta-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<text:span text:style-name="T4">men”, “Suspender </text:span>Audiencia”, “Imponer medida de Apremio”. En el marco principal se mostrará una interfaz típica de un chat que tendrá en</text:p>
          </table:table-cell>
          <table:covered-table-cell table:number-columns-repeated="5" table:style-name="ce57"/>
        </table:table-row>
        <table:table-row table:style-name="ro2">
          <table:table-cell table:style-name="ce46" office:value-type="string" calcext:value-type="string" table:number-columns-spanned="6" table:number-rows-spanned="1">
            <text:p><text:span text:style-name="T4">la parte inferior un </text:span>campo para la adición de texto, y un botón para publicar el mensaje al chat. Una vez que la Audiencia se de por termina-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da el Conciliador necesitará publicar el Acta de Audiencia, la cuál puede irse realizando durante el transcurso de la Audiencia, y de esta ma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nera dejar explícito la posición de las partes respecto al Acta de Audiencia, firmada en acuerdo o desacuerdo la Audiencia termina mostrán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dose en el chat un mensaje que informa de la finalización de la Audiencia, así también el campo para los mensajes se inhabilitará y el botón</text:p>
          </table:table-cell>
          <table:covered-table-cell table:number-columns-repeated="5" table:style-name="ce57"/>
        </table:table-row>
        <table:table-row table:style-name="ro2">
          <table:table-cell table:style-name="ce47" office:value-type="string" calcext:value-type="string" table:number-columns-spanned="6" table:number-rows-spanned="1">
            <text:p>para publicar los mensaje desaparece, finalmente se dejan de mostrar las partes conectadas a la sala</text:p>
          </table:table-cell>
          <table:covered-table-cell table:number-columns-repeated="5" table:style-name="ce57"/>
        </table:table-row>
        <table:table-row table:style-name="ro2">
          <table:table-cell table:style-name="ce42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7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osa el mouse sobre el Asunto del caso y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 table:style-name="ce49"/>
          <table:table-cell office:value-type="string" calcext:value-type="string" table:number-columns-spanned="2" table:number-rows-spanned="1">
            <text:p>estado <text:span text:style-name="T5">Activo </text:span><text:span text:style-name="T6">que desea abrir</text:span>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pulsa el botón “Abrir Caso”</text:p>
          </table:table-cell>
          <table:covered-table-cell/>
          <table:table-cell table:style-name="ce68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a las funciones del Conciliador y el caso mismo. Dentro</text:p>
          </table:table-cell>
          <table:covered-table-cell/>
        </table:table-row>
        <table:table-row table:style-name="ro2">
          <table:table-cell table:style-name="Default"/>
          <table:table-cell table:style-name="ce59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de estas opciones existe la opción “Atender Audiencia”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ual solo se activa 5 minutos antes de la hora especifica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cita de la Audiencia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scoge la opción “Atender Audiencia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pestaña llamada Sala de Audienci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ormada por opciones inherentes a la Audiencia: “Lev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r Acta de Audiencia”, “Emitir Dictamen”, “Suspender Au-</text:p>
          </table:table-cell>
          <table:covered-table-cell/>
        </table:table-row>
        <table:table-row table:style-name="ro2">
          <table:table-cell/>
          <table:table-cell table:style-name="ce63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diencia”, “Imponer medida de Apremio”. En la sección late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l derecha se muestran los documentos aportados por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63" office:value-type="string" calcext:value-type="string" table:number-columns-spanned="2" table:number-rows-spanned="1">
            <text:p>partes, y en la parte inferior las partes activas conectadas</text:p>
          </table:table-cell>
          <table:covered-table-cell table:style-name="ce66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a la sala de Audiencia. La sección central que ocupa la m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yor parte de la pantalla se ubica el Chat, con una sección</text:p>
          </table:table-cell>
          <table:covered-table-cell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inferior conformada por un campo donde se pueden ingre-</text:p>
          </table:table-cell>
          <table:covered-table-cell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sar los mensajes para ser publicados en el chat, y un bot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útil para publicar el mensaje en el chat</text:p>
          </table:table-cell>
          <table:covered-table-cell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manda mensaje ingresando el texto en el</text:p>
          </table:table-cell>
          <table:covered-table-cell/>
          <table:table-cell table:style-name="ce51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el mensaje mandado acomodándolos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ampo de texto y publicándolo pulsando el botón con el</text:p>
          </table:table-cell>
          <table:covered-table-cell/>
          <table:table-cell table:style-name="ce51"/>
          <table:table-cell office:value-type="string" calcext:value-type="string" table:number-columns-spanned="2" table:number-rows-spanned="1">
            <text:p>en forma de una cola, los mandados por el Conciliador s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icono de flecha</text:p>
          </table:table-cell>
          <table:covered-table-cell/>
          <table:table-cell table:style-name="ce51"/>
          <table:table-cell office:value-type="string" calcext:value-type="string" table:number-columns-spanned="2" table:number-rows-spanned="1">
            <text:p>mostrarán del lado derecho en la parte baja y en letras</text:p>
          </table:table-cell>
          <table:covered-table-cell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pequeñas pero legibles el rol del Conciliador en la parte alta</text:p>
          </table:table-cell>
          <table:covered-table-cell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del mensaje, y al mismo tiempo este mensaje de mostrará</text:p>
          </table:table-cell>
          <table:covered-table-cell/>
        </table:table-row>
        <table:table-row table:style-name="ro2">
          <table:table-cell table:style-name="ce4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misma forma en el chat de las demás partes pero con</text:p>
          </table:table-cell>
          <table:covered-table-cell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diferencia de localizarse en la parte derecha del chat</text:p>
          </table:table-cell>
          <table:covered-table-cell/>
        </table:table-row>
        <table:table-row table:style-name="ro2">
          <table:table-cell table:style-name="ce49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ciliador selecciona la opción “Levantar Acta de Au-</text:p>
          </table:table-cell>
          <table:covered-table-cell/>
          <table:table-cell table:style-name="ce68"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despliega una sección con 2 campos por llenar</text:p>
          </table:table-cell>
          <table:covered-table-cell table:style-name="Default"/>
        </table:table-row>
        <table:table-row table:style-name="ro2">
          <table:table-cell table:style-name="ce49"/>
          <table:table-cell office:value-type="string" calcext:value-type="string" table:number-columns-spanned="2" table:number-rows-spanned="1">
            <text:p><text:span text:style-name="T7">diencia</text:span>”</text:p>
          </table:table-cell>
          <table:covered-table-cell/>
          <table:table-cell/>
          <table:table-cell office:value-type="string" calcext:value-type="string" table:number-columns-spanned="2" table:number-rows-spanned="1">
            <text:p>El primero es le campo “Título del Acta” y el segundo es un</text:p>
          </table:table-cell>
          <table:covered-table-cell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ampo para la redacción del Acta”, debajo se tiene dos b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ones, “Guardar Cambios” y “Publicar Acta”. En la parta su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ior de la sección se tienen también 2 botones, un signo 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‘-’ y una ‘x’, indicando el primero la minimización de la 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cción y la otra la cancelación del avance realizado en 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ta de Audiencia</text:p>
          </table:table-cell>
          <table:covered-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Conciliador ingresa el Titulo del Acta, e ingresa texto en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ostrará una animación de carga mientras s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campo destinado a la redacción del Acta, confirma lo in-</text:p>
          </table:table-cell>
          <table:covered-table-cell/>
          <table:table-cell/>
          <table:table-cell office:value-type="string" calcext:value-type="string" table:number-columns-spanned="2" table:number-rows-spanned="1">
            <text:p>guardan los cambios en el sistema y muestra un mensaj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gresado y pulsa “Guardar Cambios”</text:p>
          </table:table-cell>
          <table:covered-table-cell/>
          <table:table-cell/>
          <table:table-cell office:value-type="string" calcext:value-type="string" table:number-columns-spanned="2" table:number-rows-spanned="1">
            <text:p>de éxito informando al Conciliador que los cambios se han</text:p>
          </table:table-cell>
          <table:covered-table-cell/>
        </table:table-row>
        <table:table-row table:style-name="ro2">
          <table:table-cell/>
          <table:table-cell table:style-name="ce63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guardado</text:p>
          </table:table-cell>
          <table:covered-table-cell/>
        </table:table-row>
        <table:table-row table:style-name="ro2">
          <table:table-cell table:style-name="ce51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Conciliador pulsa al botón superior ‘-’ de la sección con</text:p>
          </table:table-cell>
          <table:covered-table-cell/>
          <table:table-cell table:style-name="ce51"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oculta la sección y realiza una animación en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Acta de Audiencia</text:p>
          </table:table-cell>
          <table:covered-table-cell/>
          <table:table-cell table:style-name="ce51"/>
          <table:table-cell office:value-type="string" calcext:value-type="string" table:number-columns-spanned="2" table:number-rows-spanned="1">
            <text:p>cual la opción de “Levantar Acta de Audiencia” parpade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/>
          <table:table-cell office:value-type="string" calcext:value-type="string" table:number-columns-spanned="2" table:number-rows-spanned="1">
            <text:p>lentamente</text:p>
          </table:table-cell>
          <table:covered-table-cell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Conciliador pulsa la opción “Levantar Acta de Audiencia”</text:p>
          </table:table-cell>
          <table:covered-table-cell/>
          <table:table-cell table:style-name="ce51"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El sistema despliega la sección con el Acta</text:p>
          </table:table-cell>
          <table:covered-table-cell/>
        </table:table-row>
        <table:table-row table:style-name="ro2">
          <table:table-cell table:style-name="ce51"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El Conciliador pulsa el botón “Publicar Acta”</text:p>
          </table:table-cell>
          <table:covered-table-cell/>
          <table:table-cell table:style-name="ce51"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El sistema muestra una ventana emergente advirtiendo al</text:p>
          </table:table-cell>
          <table:covered-table-cell/>
        </table:table-row>
        <table:table-row table:style-name="ro2">
          <table:table-cell table:style-name="ce4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que no podrá realizar cambios si confirma la</text:p>
          </table:table-cell>
          <table:covered-table-cell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ublicación del Acta</text:p>
          </table:table-cell>
          <table:covered-table-cell/>
        </table:table-row>
        <table:table-row table:style-name="ro2">
          <table:table-cell table:style-name="ce49"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El Conciliador pulsa al botón “Confirmar”</text:p>
          </table:table-cell>
          <table:covered-table-cell/>
          <table:table-cell table:style-name="ce68"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El sistema oculta la venta emergente y la sección con el </text:p>
          </table:table-cell>
          <table:covered-table-cell table:style-name="Default"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ta de Audiencia, el sistema muestra un mensaje de éxito</text:p>
          </table:table-cell>
          <table:covered-table-cell/>
        </table:table-row>
        <table:table-row table:style-name="ro2">
          <table:table-cell table:style-name="ce4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dicando que la Acta se publicó satisfactoriamente y en 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hat del Conciliador se mostrará un mensaje generado au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ticamente informando que se espera la respuesta de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otras partes de acuerdo al Acta publica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2" table:number-rows-spanned="1">
            <text:p>Cuando las dos partes confirmen su postura de acuer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ta de Audiencia el mensaje en el chat habilitará el bot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“Terminar Audiencia”</text:p>
          </table:table-cell>
          <table:covered-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 table:number-columns-spanned="2" table:number-rows-spanned="1">
            <text:p>El Conciliador pulsa el botón “Terminar Audiencia”</text:p>
          </table:table-cell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Una ventana emergente advierte al Conciliador de que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irmar terminar la audiencia ninguna de las partes podrá</text:p>
          </table:table-cell>
          <table:covered-table-cell/>
        </table:table-row>
        <table:table-row table:style-name="ro2">
          <table:table-cell/>
          <table:table-cell table:style-name="ce63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volver a publicar en el chat y no se mostrará en la sala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tes activas conectadas a esta</text:p>
          </table:table-cell>
          <table:covered-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 table:number-columns-spanned="2" table:number-rows-spanned="1">
            <text:p>El Conciliador escoge la opción “Confirmar”</text:p>
          </table:table-cell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2" table:number-rows-spanned="1">
            <text:p>El sistema muestra un mensaje en el chat de todas las pa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informando del fin de la Audiencia, el campo para publi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ar mensajes se desactiva y desaparece el botón para pu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licar al chat. Así mismo la sección donde se muestran las</text:p>
          </table:table-cell>
          <table:covered-table-cell/>
        </table:table-row>
        <table:table-row table:style-name="ro2">
          <table:table-cell/>
          <table:table-cell table:style-name="ce63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partes conectadas a la sala no muestra ya actividad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7"/>
          <table:covered-table-cell table:number-columns-repeated="2"/>
        </table:table-row>
        <table:table-row table:style-name="ro2">
          <table:table-cell table:style-name="ce49"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sistema muestra un mensaje de error debido a un error no identificado no ha permitido al Conciliador ingresar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a la Sala de Audiencia, le pide al Conciliador que intente otra vez más tard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publicar el mensaj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en el chat, el sistema muestra el mensaje en el chat unicamente al Conciliador de forma más tenue al de los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otros mensaje y coloca dos botones en la parte inferior, “Borrar” y “Reintentar”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El sistema muestra una animación de carga que tarda en terminar y muestra finalmente un mensaje indicand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que ocurrió un error que no permitió guardar los cambios del Acta que se han realizado, indica al Conciliador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que trate de guardar cambios otra vez más tard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float" office:value="20" calcext:value-type="float">
            <text:p>20</text:p>
          </table:table-cell>
          <table:table-cell office:value-type="string" calcext:value-type="string" table:number-columns-spanned="5" table:number-rows-spanned="1">
            <text:p>El Conciliador elige la opción “Cancelar” y el sistema cierra la ventana emergente, no modifica los campos d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52"/>
          <table:table-cell table:style-name="ce14" office:value-type="string" calcext:value-type="string" table:number-columns-spanned="5" table:number-rows-spanned="1">
            <text:p>la sección con el Acta</text:p>
          </table:table-cell>
          <table:covered-table-cell table:number-columns-repeated="4" table:style-name="ce57"/>
        </table:table-row>
        <table:table-row table:style-name="ro2">
          <table:table-cell table:style-name="ce49" office:value-type="float" office:value="21" calcext:value-type="float">
            <text:p>21</text:p>
          </table:table-cell>
          <table:table-cell office:value-type="string" calcext:value-type="string" table:number-columns-spanned="5" table:number-rows-spanned="1">
            <text:p>El sistema muestra un mensaje de advertencia informando al Conciliador que el tiempo límite de 10 minutos par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indicar la postura de las partes de acuerdo al Acta terminó, una o ambas partes no seleccionaron su postur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y la Audiencia terminó tomando como en <text:span text:style-name="T5">Desacuerdo </text:span><text:span text:style-name="T6">respecto al Acta la parte que no contesto</text:span>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string" calcext:value-type="string">
            <text:p>23a</text:p>
          </table:table-cell>
          <table:table-cell office:value-type="string" calcext:value-type="string" table:number-columns-spanned="5" table:number-rows-spanned="1">
            <text:p>El Conciliador elige la opción “Cancelar” y el sistema cierra la ventana emergent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string" calcext:value-type="string">
            <text:p>23b</text:p>
          </table:table-cell>
          <table:table-cell office:value-type="string" calcext:value-type="string" table:number-columns-spanned="5" table:number-rows-spanned="1">
            <text:p>El sistema muestra un mensaje de advertencia informando al Conciliador que el tiempo límite de 5 minutos par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52"/>
          <table:table-cell table:style-name="ce14" office:value-type="string" calcext:value-type="string" table:number-columns-spanned="5" table:number-rows-spanned="1">
            <text:p>indicar el término de la Audiencia agotaron y automáticamente la sala termino la Audiencia</text:p>
          </table:table-cell>
          <table:covered-table-cell table:number-columns-repeated="4" table:style-name="ce57"/>
        </table:table-row>
        <table:table-row table:style-name="ro2">
          <table:table-cell table:style-name="ce49" office:value-type="float" office:value="25" calcext:value-type="float">
            <text:p>25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la terminación de l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Audiencia de forma normal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tiempo que esperá al mensaje para seleccionar la postura de la parte de acuerdo al Acta de Audiencia será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<text:span text:style-name="T7">de</text:span> 10 minutos máximos que empezarán a contar una vez a parezcan en el chat de la part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tiempo que esperá a ser terminada la Audiencia al presionar al botón “Terminar Audiencia” por parte del Con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/>
          <table:table-cell office:value-type="string" calcext:value-type="string" table:number-columns-spanned="5" table:number-rows-spanned="1">
            <text:p>ciliador será 5 minutos máximo una vez las dos partes hayan confirmado su postura respecto al Act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2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uspender Audienci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mponer Medida de Apremi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mitir Dictamen</text:p>
          </table:table-cell>
          <table:covered-table-cell/>
          <table:covered-table-cell table:style-name="ce65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1:06:52.3257862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21:36:57.772380592</dc:date>
    <meta:editing-duration>PT4H46M59S</meta:editing-duration>
    <meta:editing-cycles>59</meta:editing-cycles>
    <meta:generator>LibreOffice/6.2.7.1$Linux_X86_64 LibreOffice_project/20$Build-1</meta:generator>
    <meta:document-statistic meta:table-count="1" meta:cell-count="180" meta:object-count="0"/>
  </office:meta>
</office:document-meta>
</file>